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8C1DCAFE13.png" manifest:media-type="image/png"/>
  <manifest:file-entry manifest:full-path="Pictures/100046CD000022BA00000E783674A9A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59cm" svg:stroke-color="#00a933" draw:marker-start-width="0.439cm" draw:marker-end-width="0.439cm" draw:fill="none" loext:fill-use-slide-background="false" draw:textarea-horizontal-align="justify" draw:textarea-vertical-align="middle" draw:auto-grow-height="false" fo:min-height="1.07cm" fo:min-width="0.281cm" fo:padding-top="0.205cm" fo:padding-bottom="0.205cm" fo:padding-left="0.33cm" fo:padding-right="0.33cm" loext:decorative="false"/>
    </style:style>
    <style:style style:name="gr5" style:family="graphic" style:parent-style-name="standard">
      <style:graphic-properties draw:stroke="none" svg:stroke-width="0.159cm" svg:stroke-color="#00a933" draw:marker-start-width="0.439cm" draw:marker-end-width="0.439cm" draw:fill="solid" draw:fill-color="#00a933" loext:fill-use-slide-background="false" draw:textarea-horizontal-align="justify" draw:textarea-vertical-align="middle" draw:auto-grow-height="false" fo:min-height="0cm" fo:min-width="0cm" fo:padding-top="0.231cm" fo:padding-bottom="0.231cm" fo:padding-left="0.356cm" fo:padding-right="0.356cm" loext:decorative="false"/>
    </style:style>
    <style:style style:name="gr6" style:family="graphic" style:parent-style-name="objectwithoutfill">
      <style:graphic-properties svg:stroke-width="0.106cm" svg:stroke-color="#00a933" draw:marker-start="Arrowheads_20_3" draw:marker-start-width="0.359cm" draw:marker-end="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2a6099" draw:marker-start-width="0.252cm" draw:marker-end="Arrowheads_20_3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draw:fill="none" fo:min-height="0.251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ff0000" draw:marker-start-width="0.252cm" draw:marker-end="Arrowheads_20_3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dash" draw:stroke-dash="Long_20_Dash" svg:stroke-width="0.035cm" svg:stroke-color="#00a933" draw:marker-start-width="0.252cm" draw:marker-end-width="0.252cm" svg:stroke-linecap="butt" draw:fill="none" loext:fill-use-slide-background="false" draw:textarea-horizontal-align="justify" draw:textarea-vertical-align="middle" draw:auto-grow-height="false" fo:min-height="0.764cm" fo:min-width="0.517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textarea-vertical-align="middle" draw:auto-grow-height="false" fo:min-height="1.577cm" fo:min-width="0cm" fo:padding-top="0.142cm" fo:padding-bottom="0.142cm" fo:padding-left="0.267cm" fo:padding-right="0.267cm" fo:wrap-option="wrap" loext:decorative="false"/>
    </style:style>
    <style:style style:name="gr17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middle" draw:auto-grow-height="false" fo:min-height="1.101cm" fo:min-width="0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draw:stroke="dash" draw:stroke-dash="Long_20_Dash" svg:stroke-width="0.035cm" svg:stroke-color="#00a933" draw:marker-start-width="0.252cm" draw:marker-end-width="0.252cm" svg:stroke-linecap="butt" draw:fill="none" loext:fill-use-slide-background="false" draw:textarea-horizontal-align="justify" draw:textarea-vertical-align="middle" draw:auto-grow-height="false" fo:min-height="1.424cm" fo:min-width="4.817cm" fo:padding-top="0.142cm" fo:padding-bottom="0.142cm" fo:padding-left="0.267cm" fo:padding-right="0.267cm" loext:decorative="false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end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text-properties fo:font-size="11pt"/>
    </style:style>
    <style:style style:name="P13" style:family="paragraph">
      <loext:graphic-properties draw:fill="none" draw:fill-color="#ffffff"/>
      <style:text-properties fo:color="#00a933" loext:opacity="100%" fo:font-size="11pt" style:font-size-asian="12pt" style:font-size-complex="12pt"/>
    </style:style>
    <style:style style:name="P14" style:family="paragraph">
      <style:paragraph-properties fo:text-align="end"/>
      <style:text-properties fo:font-size="11pt"/>
    </style:style>
    <style:style style:name="P15" style:family="paragraph">
      <loext:graphic-properties draw:fill="none" draw:fill-color="#ffffff"/>
      <style:paragraph-properties fo:text-align="end"/>
      <style:text-properties fo:color="#00a933" loext:opacity="100%" fo:font-size="11pt" style:font-size-asian="12pt" style:font-size-complex="12pt"/>
    </style:style>
    <style:style style:name="P16" style:family="paragraph">
      <style:text-properties fo:color="#2a6099" loext:opacity="100%" fo:font-size="10pt"/>
    </style:style>
    <style:style style:name="P17" style:family="paragraph">
      <loext:graphic-properties draw:fill="none" draw:fill-color="#ffffff"/>
      <style:text-properties fo:color="#2a6099" loext:opacity="100%" fo:font-size="10pt"/>
    </style:style>
    <style:style style:name="P18" style:family="paragraph">
      <style:text-properties fo:color="#ff0000" loext:opacity="100%" fo:font-size="10pt"/>
    </style:style>
    <style:style style:name="P19" style:family="paragraph">
      <loext:graphic-properties draw:fill="none" draw:fill-color="#ffffff"/>
      <style:text-properties fo:color="#ff0000" loext:opacity="100%" fo:font-size="10pt"/>
    </style:style>
    <style:style style:name="P20" style:family="paragraph">
      <style:paragraph-properties fo:text-align="center"/>
      <style:text-properties fo:font-size="10pt"/>
    </style:style>
    <style:style style:name="P21" style:family="paragraph">
      <loext:graphic-properties draw:fill="none" draw:fill-color="#ffffff"/>
      <style:text-properties fo:color="#00a933" loext:opacity="100%" fo:font-size="10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style:text-position="33% 58%" fo:font-size="14pt" fo:font-weight="bold" style:font-size-asian="42pt" style:font-weight-asian="bold" style:font-size-complex="42pt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33% 58%" fo:font-size="13pt" fo:font-weight="bold" style:font-size-asian="40pt" style:font-weight-asian="bold" style:font-size-complex="4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-8% 58%"/>
    </style:style>
    <style:style style:name="T7" style:family="text">
      <style:text-properties fo:color="#00a933" loext:opacity="100%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7cm" svg:height="0.802cm" svg:x="9.373cm" svg:y="0.342cm">
          <draw:text-box>
            <text:p text:style-name="P1">E<text:span text:style-name="T1">0</text:span>(N<text:span text:style-name="T1">+</text:span>|N<text:span text:style-name="T2">.</text:span>)</text:p>
          </draw:text-box>
        </draw:frame>
        <draw:frame draw:style-name="gr1" draw:text-style-name="P2" draw:layer="layout" svg:width="1.832cm" svg:height="0.763cm" svg:x="10.989cm" svg:y="0.352cm">
          <draw:text-box>
            <text:p text:style-name="P1"><text:span text:style-name="T3">E</text:span><text:span text:style-name="T1">0</text:span>(N<text:span text:style-name="T4">.</text:span>|N<text:span text:style-name="T1">-</text:span>)</text:p>
          </draw:text-box>
        </draw:frame>
        <draw:frame draw:style-name="gr2" draw:text-style-name="P3" draw:layer="layout" svg:width="5.181cm" svg:height="2.158cm" svg:x="0.351cm" svg:y="3.022cm">
          <draw:image xlink:href="Pictures/100046CD000022BA00000E783674A9A2.svg" xlink:type="simple" xlink:show="embed" xlink:actuate="onLoad" draw:mime-type="image/svg+xml">
            <text:p/>
          </draw:image>
          <draw:image xlink:href="Pictures/10000001000001500000008C1DCAFE13.png" xlink:type="simple" xlink:show="embed" xlink:actuate="onLoad" draw:mime-type="image/png"/>
        </draw:frame>
        <draw:g draw:style-name="gr3">
          <draw:custom-shape draw:style-name="gr4" draw:text-style-name="P4" draw:layer="layout" svg:width="0.993cm" svg:height="1.532cm" svg:x="1.195cm" svg:y="0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537cm" svg:height="0.285cm" svg:x="1.438cm" svg:y="0.36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14cm" svg:height="0.342cm" svg:x="1.393cm" svg:y="1.7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27cm" svg:height="0.305cm" svg:x="1.38cm" svg:y="1.34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635cm" svg:height="0.353cm" svg:x="1.372cm" svg:y="0.9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6" draw:text-style-name="P4" draw:layer="layout" svg:width="1.467cm" svg:height="0.34cm" draw:transform="rotate (-0.85259333959923) translate (2.63341431092002cm 1.41252516783806cm)" svg:viewBox="0 0 1468 341" svg:d="M0 315c688-724 1468 26 1468 26">
          <text:p/>
        </draw:path>
        <draw:line draw:style-name="gr7" draw:text-style-name="P4" draw:layer="layout" svg:x1="5.974cm" svg:y1="1.138cm" svg:x2="12.589cm" svg:y2="1.138cm">
          <text:p/>
        </draw:line>
        <draw:line draw:style-name="gr7" draw:text-style-name="P4" draw:layer="layout" svg:x1="9.274cm" svg:y1="0.41cm" svg:x2="9.274cm" svg:y2="4.656cm">
          <text:p/>
        </draw:line>
        <draw:frame draw:style-name="gr1" draw:text-style-name="P7" draw:layer="layout" svg:width="3.254cm" svg:height="0.645cm" svg:x="6.021cm" svg:y="1.244cm">
          <draw:text-box>
            <text:p text:style-name="P6"><text:span text:style-name="T5">Donor substituent</text:span></text:p>
          </draw:text-box>
        </draw:frame>
        <draw:frame draw:style-name="gr8" draw:text-style-name="P8" draw:layer="layout" svg:width="3.062cm" svg:height="0.645cm" svg:x="6.213cm" svg:y="2.62cm">
          <draw:text-box>
            <text:p><text:span text:style-name="T5">Aromatic moiety</text:span></text:p>
          </draw:text-box>
        </draw:frame>
        <draw:frame draw:style-name="gr9" draw:text-style-name="P9" draw:layer="layout" svg:width="3.757cm" svg:height="1.433cm" svg:x="5.518cm" svg:y="3.233cm">
          <draw:text-box>
            <text:p text:style-name="P6"><text:span text:style-name="T5">Higher </text:span><text:span text:style-name="T5">concentration in </text:span><text:span text:style-name="T5">electrolytes</text:span></text:p>
          </draw:text-box>
        </draw:frame>
        <draw:frame draw:style-name="gr8" draw:text-style-name="P8" draw:layer="layout" svg:width="3.254cm" svg:height="0.645cm" svg:x="6.021cm" svg:y="4.131cm">
          <draw:text-box>
            <text:p><text:span text:style-name="T5">Ion-pair formation</text:span></text:p>
          </draw:text-box>
        </draw:frame>
        <draw:line draw:style-name="gr10" draw:text-style-name="P4" draw:layer="layout" svg:x1="9.855cm" svg:y1="1.707cm" svg:x2="10.266cm" svg:y2="1.296cm">
          <text:p/>
        </draw:line>
        <draw:line draw:style-name="gr10" draw:text-style-name="P4" draw:layer="layout" svg:x1="11.41cm" svg:y1="1.69cm" svg:x2="11.821cm" svg:y2="1.279cm">
          <text:p/>
        </draw:line>
        <draw:line draw:style-name="gr10" draw:text-style-name="P4" draw:layer="layout" svg:x1="11.403cm" svg:y1="2.37cm" svg:x2="11.814cm" svg:y2="1.959cm">
          <text:p/>
        </draw:line>
        <draw:frame draw:style-name="gr11" draw:text-style-name="P8" draw:layer="layout" svg:width="3.292cm" svg:height="0.645cm" svg:x="5.983cm" svg:y="1.921cm">
          <draw:text-box>
            <text:p text:style-name="P6"><text:span text:style-name="T5">6-members ring</text:span></text:p>
          </draw:text-box>
        </draw:frame>
        <draw:line draw:style-name="gr10" draw:text-style-name="P4" draw:layer="layout" svg:x1="9.855cm" svg:y1="3.119cm" svg:x2="10.266cm" svg:y2="2.708cm">
          <text:p/>
        </draw:line>
        <draw:line draw:style-name="gr10" draw:text-style-name="P4" draw:layer="layout" svg:x1="11.403cm" svg:y1="3.143cm" svg:x2="11.814cm" svg:y2="2.732cm">
          <text:p/>
        </draw:line>
        <draw:line draw:style-name="gr12" draw:text-style-name="P4" draw:layer="layout" svg:x1="9.855cm" svg:y1="3.498cm" svg:x2="10.266cm" svg:y2="3.909cm">
          <text:p/>
        </draw:line>
        <draw:line draw:style-name="gr12" draw:text-style-name="P4" draw:layer="layout" svg:x1="11.403cm" svg:y1="3.894cm" svg:x2="11.814cm" svg:y2="3.483cm">
          <text:p/>
        </draw:line>
        <draw:line draw:style-name="gr12" draw:text-style-name="P4" draw:layer="layout" svg:x1="9.855cm" svg:y1="4.239cm" svg:x2="10.266cm" svg:y2="4.65cm">
          <text:p/>
        </draw:line>
        <draw:line draw:style-name="gr12" draw:text-style-name="P4" draw:layer="layout" svg:x1="11.403cm" svg:y1="4.635cm" svg:x2="11.814cm" svg:y2="4.224cm">
          <text:p/>
        </draw:line>
        <draw:line draw:style-name="gr13" draw:text-style-name="P4" draw:layer="layout" svg:x1="9.962cm" svg:y1="2.275cm" svg:x2="10.345cm" svg:y2="2.275cm">
          <text:p/>
        </draw:line>
        <draw:path draw:style-name="gr6" draw:text-style-name="P4" draw:layer="layout" svg:width="0.653cm" svg:height="1.141cm" draw:transform="rotate (-0.85259333959923) translate (3.35047526355066cm 0.386348758531032cm)" svg:viewBox="0 0 654 1142" svg:d="M108 1142c-426-661 546-1142 546-1142">
          <text:p/>
        </draw:path>
        <draw:frame draw:style-name="gr1" draw:text-style-name="P11" draw:layer="layout" svg:width="1.674cm" svg:height="0.725cm" svg:x="3.831cm" svg:y="0.554cm">
          <draw:text-box>
            <text:p text:style-name="P10">NMe<text:span text:style-name="T6">4</text:span><text:span text:style-name="T1">+</text:span></text:p>
          </draw:text-box>
        </draw:frame>
        <draw:frame draw:style-name="gr1" draw:text-style-name="P11" draw:layer="layout" svg:width="1.259cm" svg:height="0.725cm" svg:x="4.052cm" svg:y="1.127cm">
          <draw:text-box>
            <text:p text:style-name="P10"><text:span text:style-name="T3">BF</text:span><text:span text:style-name="T6">4</text:span><text:span text:style-name="T1">-</text:span></text:p>
          </draw:text-box>
        </draw:frame>
        <draw:custom-shape draw:style-name="gr14" draw:text-style-name="P4" draw:layer="layout" svg:width="1.485cm" svg:height="1.482cm" svg:x="3.902cm" svg:y="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3" draw:layer="layout" svg:width="2.403cm" svg:height="0.683cm" svg:x="2.083cm" svg:y="-0.093cm">
          <draw:text-box>
            <text:p text:style-name="P12"><text:span text:style-name="T7">Electr</text:span><text:span text:style-name="T7">olyes</text:span></text:p>
          </draw:text-box>
        </draw:frame>
        <draw:frame draw:style-name="gr15" draw:text-style-name="P15" draw:layer="layout" svg:width="2.502cm" svg:height="0.736cm" svg:x="3.491cm" svg:y="2.288cm">
          <draw:text-box>
            <text:p text:style-name="P14"><text:span text:style-name="T7">Nitroxides</text:span></text:p>
          </draw:text-box>
        </draw:frame>
        <draw:custom-shape draw:style-name="gr16" draw:text-style-name="P4" draw:layer="layout" svg:width="0.244cm" svg:height="1.927cm" svg:x="12.012cm" svg:y="1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4" draw:layer="layout" svg:width="0.244cm" svg:height="1.461cm" svg:x="12.056cm" svg:y="3.3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7" draw:layer="layout" svg:width="1.929cm" svg:height="0.645cm" draw:transform="rotate (-1.5707963267949) translate (12.814cm 1.105cm)">
          <draw:text-box>
            <text:p text:style-name="P16">Structure</text:p>
          </draw:text-box>
        </draw:frame>
        <draw:frame draw:style-name="gr1" draw:text-style-name="P19" draw:layer="layout" svg:width="2.471cm" svg:height="0.645cm" draw:transform="rotate (-1.5707963267949) translate (12.84cm 2.791cm)">
          <draw:text-box>
            <text:p text:style-name="P18">Environment</text:p>
          </draw:text-box>
        </draw:frame>
        <draw:frame draw:style-name="gr1" draw:text-style-name="P21" draw:layer="layout" svg:width="3.017cm" svg:height="1.039cm" draw:transform="rotate (1.5707963267949) translate (0.118cm 3.017cm)">
          <draw:text-box>
            <text:p text:style-name="P1"><text:span text:style-name="T7">Ra</text:span><text:span text:style-name="T7">dic</text:span><text:span text:style-name="T7">al </text:span><text:span text:style-name="T7">cat</text:span><text:span text:style-name="T7">ho</text:span><text:span text:style-name="T7">de</text:span></text:p>
            <text:p text:style-name="P20"><text:span text:style-name="T7">bat</text:span><text:span text:style-name="T7">ter</text:span><text:span text:style-name="T7">y</text:span></text:p>
          </draw:text-box>
        </draw:frame>
        <draw:custom-shape draw:style-name="gr18" draw:text-style-name="P4" draw:layer="layout" svg:width="5.351cm" svg:height="1.708cm" svg:x="0.216cm" svg:y="2.9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5:04:01.408533155</meta:creation-date>
    <dc:date>2024-06-17T16:37:50.280292775</dc:date>
    <meta:editing-duration>PT1H33M44S</meta:editing-duration>
    <meta:editing-cycles>8</meta:editing-cycles>
    <meta:generator>LibreOffice/7.6.7.2$Linux_X86_64 LibreOffice_project/60$Build-2</meta:generator>
    <meta:print-date>2024-06-17T15:50:30.311192977</meta:print-date>
    <meta:document-statistic meta:object-count="39"/>
  </office:meta>
</office:document-meta>
</file>